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end">
        <style:tab-stops>
          <style:tab-stop style:position="0.78cm"/>
        </style:tab-stops>
      </style:paragraph-properties>
    </style:style>
    <style:style style:name="P8" style:family="paragraph">
      <style:paragraph-properties fo:text-align="start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dist-upgrade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 von sidux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sidux-Kernel und -Applikationen (z. B.</text:span><text:span text:style-name="T2"><text:line-break/></text:span><text:span text:style-name="T2"><text:tab/></text:span><text:span text:style-name="T2">Netzwerkonfigurationstool Ceni und sidux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bietet durch hochaktuelle Kernel bestmögliche Hardwareunterstützung</text:span><text:span text:style-name="T2"><text:line-break/></text:span><text:span text:style-name="T2"><text:tab/></text:span><text:span text:style-name="T2">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wird von einer aktiven Community und dem sidux e.V.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 von sidux: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Aufgrund der "Rolling Release"-Philosophie ist ein installiertes sidux durch entsprechende Dist-Upgrades immer aktuell.</text:span></text:p>
            <text:p text:style-name="P3"><text:span text:style-name="T2"><text:s text:c="2"/></text:span></text:p>
            <text:p text:style-name="P3"><text:span text:style-name="T2">Die sidux-live-CD/DVD wird 4 mal pro Jahr veröffentlicht und kann auf Wunsch in 2-10 Minuten sehr einfach lokal auf Festplatten oder (ausreichend großen) USB-Sticks installiert werden.</text:span></text:p>
            <text:p text:style-name="P3"><text:span text:style-name="T2"/></text:p>
            <text:p text:style-name="P3"><text:span text:style-name="T2">Für die Installation steht ein grafisches Tool zur Verfügung, das von den Voreinstellungen über die Festplattenpartitionierung, Installation und diverse Benutzereinstellung auch Linux-Neulinge einfach durch die Installation führt.</text:span></text:p>
            <text:p text:style-name="P3"><text:span text:style-name="T2"/></text:p>
            <text:p text:style-name="P3"><text:span text:style-name="T2">Selbstverständlich kann sidux auch in virtuellen Systemen (z.B. Virtualbox, etc.) ebenso einfach installiert werden; ohne jegliche Beeinflussung des primär installierten Systemes; optimal für längere Tests mit sidux/Linux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783cm" svg:x="6cm" svg:y="0.3cm">
          <draw:text-box>
            <text:p text:style-name="P7"><text:span text:style-name="T1">Varianten und Installationen von sidux:</text:span></text:p>
            <text:p text:style-name="P3"><text:span text:style-name="T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(quasi alle</text:span><text:span text:style-name="T2"><text:line-break/></text:span><text:span text:style-name="T2"><text:tab/></text:span><text:span text:style-name="T2">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, d.h. neuere INTEL/AMD</text:span><text:span text:style-name="T2"><text:line-break/></text:span><text:span text:style-name="T2"><text:tab/></text:span><text:span text:style-name="T2">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optimal ab</text:span><text:span text:style-name="T2"><text:line-break/></text:span><text:span text:style-name="T2"><text:tab/></text:span><text:span text:style-name="T2">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 (wenn USB-Boot für den Rechner</text:span><text:span text:style-name="T2"><text:line-break/></text:span><text:span text:style-name="T2"><text:tab/></text:span><text:span text:style-name="T2">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sidux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sidux-Handbuch (aktuell bereits in 16 Sprachen!) unter</text:span><text:span text:style-name="T2"><text:line-break/></text:span><text:span text:style-name="T2"><text:tab/></text:span><text:span text:style-name="T2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 irc.oftc.net im Channel #sidux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sidux.com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sidux Webseite unter 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ktivitäten der sidux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In einigen Städten werden bereits regelmäßige Anwendertreffen und/oder Stammtische abgehalten, bei denen man Gleichgesinnte in geselliger Atmosphäre treffen und kennenlernen kann.</text:span></text:p>
            <text:p text:style-name="P3"><text:span text:style-name="T2"/></text:p>
            <text:p text:style-name="P3"><text:span text:style-name="T2">Für Südbayern gibt es z.B. in München jeden zweiten Samstag im Monat ein Anwendertreffen.</text:span></text:p>
            <text:p text:style-name="P3"><text:span text:style-name="T2"/></text:p>
            <text:p text:style-name="P3"><text:span text:style-name="T2">Weitere Treffen und Wochenend-Workshops finden unter anderem bereits in Aachen, Darmstadt und Hamburg statt.</text:span></text:p>
            <text:p text:style-name="P3"><text:span text:style-name="T2"/></text:p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2">http://sidux-ev.de, im Chat irc.oftc.net unter Channel #sidux-ev oder direkt hier am Stand.</text:span></text:p>
            <text:p text:style-name="P3"><text:span text:style-name="T2"/></text:p>
            <text:p text:style-name="P3"><text:span text:style-name="T2">Der sidux e.V.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0" draw:layer="layout" svg:width="25.22cm" svg:height="16cm" svg:x="1.4cm" svg:y="2.5cm">
          <draw:text-box>
            <text:p text:style-name="P8"><text:span text:style-name="T2">Der sidux e.V. ist mit seinem Messestand unter anderem vertreten bei:</text:span></text:p>
            <text:p text:style-name="P9"><text:span text:style-name="T2"/></text:p>
            <text:p text:style-name="P8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9"><text:span text:style-name="T2"/></text:p>
            <text:p text:style-name="P8"><text:span text:style-name="T2">Den sidux e.V. erreichen Sie unter:</text:span></text:p>
            <text:p text:style-name="P8"><text:span text:style-name="T2"/></text:p>
            <text:p text:style-name="P8"><text:span text:style-name="T2">Homepage: http://sidux-ev.de</text:span></text:p>
            <text:p text:style-name="P8"><text:span text:style-name="T2"/></text:p>
            <text:p text:style-name="P8"><text:span text:style-name="T2">Wiki: wiki.sidux-ev.de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0" draw:layer="layout" svg:width="25.22cm" svg:height="16cm" svg:x="1.4cm" svg:y="2.5cm">
          <draw:text-box>
            <text:p text:style-name="P9"><text:span text:style-name="T2">Viel Spaß mit sidux und eine interessante Zeit beim SIGINT 2010 in Köln wünschen Ihnen:</text:span></text:p>
            <text:p text:style-name="P8"><text:span text:style-name="T2"/></text:p>
            <text:p text:style-name="P9"><text:span text:style-name="T2">aomori, evnu, loewenherz, motti, roen und vedawalter</text:span></text:p>
            <text:p text:style-name="P8"><text:span text:style-name="T2"><text:s text:c="2"/></text:span></text:p>
            <text:p text:style-name="P9"><text:span text:style-name="T2">Ihr sidux Team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1:20:39.96</dc:date>
    <dc:creator>Walter Güldenberg</dc:creator>
    <meta:editing-duration>PT03H35M58S</meta:editing-duration>
    <meta:editing-cycles>24</meta:editing-cycles>
    <meta:generator>OpenOffice.org/3.2$Win32 OpenOffice.org_project/320m12$Build-9483</meta:generator>
    <meta:document-statistic meta:object-count="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b006c0008007b003c00ea004800bb00a600f20062009e000e0045008d00ea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LdjashusSVsWSLUbnG2gp2Oo0ZI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xS4nlWoXalM6fvrF2rR2RWoDp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6F30yi7R/nwWcrMgFX3POQ0l2Is=</DigestValue>
      </Reference>
      <Reference URI="Thumbnails/thumbnail.png">
        <DigestMethod Algorithm="http://www.w3.org/2000/09/xmldsig#sha1"/>
        <DigestValue>/QyOzUTJ72277jPeABQ+EpOn8x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ROAUU6F9cCXyYiqt1FiNkMMnr5k=</DigestValue>
      </Reference>
      <Reference URI="#ID_000d00c1008e00e400c10049004e00e700aa009d009e00f7009c00530099004f">
        <DigestMethod Algorithm="http://www.w3.org/2000/09/xmldsig#sha1"/>
        <DigestValue>WePmU+oxMcgtuFlTebdjhqCYcPM=</DigestValue>
      </Reference>
    </SignedInfo>
    <SignatureValue>g6JLZ0hYna0R9zschuetUic33POUmQlH6fG3uPwXxqNT6C2/2Ltj7r1JrU+suGbl
XXEWj9L7jXsGYERjpFfIuFQq4VlAg9tm86PxOTZDttso+chvG5ZjheiG/semO1ZB
jpskE3TqFsLF5rsG0WQEGtqRng+OQ78dQ9EPRoaYQUvGc2DGvzwrOmIQ7sEdfy6i
8ZvaPmvgmcGNCPolz0xfGGZdFJKvJvjD+zn/V3gDz/SY7Fnd7zpl5f69gaby8HFL
OnGPdp5i4ACTQa579k1nqiEXelXuNch6T1eoOFO0URgBaMQeeFuIH3G05eA5vgZd
Adjf2fKSRaaFtQQcmEj/Mw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0d00c1008e00e400c10049004e00e700aa009d009e00f7009c00530099004f" Target="#ID_006b006c0008007b003c00ea004800bb00a600f20062009e000e0045008d00ea">
          <dc:date xmlns:dc="http://purl.org/dc/elements/1.1/">2010-04-07T11:20:59,11</dc:date>
        </SignatureProperty>
      </SignatureProperties>
    </Object>
  </Signature>
</document-signatures>
</file>